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ssionItemStateManager.visit( SetMixin operation )</text:p>
          </table:table-cell>
          <table:table-cell office:value-type="float" office:value="4">
            <text:p text:style-name="Table_20_Contents">4</text:p>
          </table:table-cell>
          <table:table-cell office:value-type="float" office:value="7">
            <text:p text:style-name="Table_20_Contents">7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SessionItemStateManager.visit( LockRefresh oper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ssionItemStateManager.adjustReferences( ReferenceChangeTracker refTracker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SessionItemStateManager.visit( WorkspaceImport oper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ssionItemStateManager.visit( ReorderNodes oper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essionItemStateManager.execute( ChangeLog chang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ssionItemStateManager.save( ItemState stat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essionItemStateManager.visit( AddProperty operatio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SessionItemStateManager.execute( Operation oper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ssionItemStateManager.addNodeState( NodeState parent , Name nodeName , Name nodeTypeName , String uuid , QNodeDefinition definition , int options )</text:p>
          </table:table-cell>
          <table:table-cell office:value-type="float" office:value="8">
            <text:p text:style-name="Table_20_Contents">8</text:p>
          </table:table-cell>
          <table:table-cell office:value-type="float" office:value="10">
            <text:p text:style-name="Table_20_Contents">10</text:p>
          </table:table-cell>
          <table:table-cell office:value-type="float" office:value="39">
            <text:p text:style-name="Table_20_Contents">39</text:p>
          </table:table-cell>
        </table:table-row>
        <table:table-row>
          <table:table-cell office:value-type="string">
            <text:p text:style-name="Table_20_Contents">SessionItemStateManager.visit( AddLabel oper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ssionItemStateManager.visit( AddNode oper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essionItemStateManager.computeSystemGeneratedPropertyValues( NodeState parent , QPropertyDefinition def )</text:p>
          </table:table-cell>
          <table:table-cell office:value-type="float" office:value="8">
            <text:p text:style-name="Table_20_Contents">8</text:p>
          </table:table-cell>
          <table:table-cell office:value-type="float" office:value="5">
            <text:p text:style-name="Table_20_Contents">5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SessionItemStateManager.visit( LockOperation oper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ssionItemStateManager.visit( LockRelease oper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ssionItemStateManager.visit( Copy oper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ssionItemStateManager.disp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essionItemStateManager.visit( SetPropertyValue oper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essionItemStateManager.getQValues( String uniqueID , QValueFactory 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ssionItemStateManager.hasPendingChang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ssionItemStateManager.visit( RemoveVersion oper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ssionItemStateManager.setPropertyStateValue( PropertyState propState , QValue [ ] iva , int valueType , int op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essionItemStateManager.visit( Remove oper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essionItemStateManager.SessionItemStateManager( UpdatableItemStateManager workspaceItemStateMgr , ItemStateValidator validator , QValueFactory qValueFactory , ItemStateFactory isf , ManagerProvider mgrProvi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essionItemStateManager.visit( ResolveMergeConflict oper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ssionItemStateManager.visit( Clone oper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ssionItemStateManager.visit( Move oper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SessionItemStateManager.removeItemState( ItemState itemState , int option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essionItemStateManager.visit( Checkin oper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ssionItemStateManager.visit( Checkout oper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ssionItemStateManager.addPropertyState( NodeState parent , Name propertyName , int propertyType , QValue [ ] values , QPropertyDefinition pDef , int op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essionItemStateManager.undo( ItemState itemStat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essionItemStateManager.visit( Merge oper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ssionItemStateManager.getQValues( Name [ ] qNames , QValueFactory factor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essionItemStateManager.visit( Restore oper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ssionItemStateManager.visit( RemoveLabel oper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ssionItemStateManager.visit( Update oper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